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0000002005C94263E5FB5673B.png" manifest:media-type="image/png"/>
  <manifest:file-entry manifest:full-path="Pictures/1000000000000543000002771642C661E9820C9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9.917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2" text:anchor-type="char" svg:width="17cm" svg:height="7.555cm" draw:z-index="1"><draw:image xlink:href="Pictures/1000000000000480000002005C94263E5FB567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" text:anchor-type="char" svg:width="12.27cm" svg:height="7.962cm" draw:z-index="0"><draw:image xlink:href="Pictures/1000000000000543000002771642C661E9820C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9-07T18:55:42.855000000</dc:date>
    <meta:editing-duration>PT2H46M5S</meta:editing-duration>
    <meta:editing-cycles>3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